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24" style:parent-style-name="Standard" style:family="paragraph">
      <style:paragraph-properties fo:text-align="justify" fo:line-height="150%"/>
    </style:style>
    <style:style style:name="T2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36" style:parent-style-name="Standard" style:family="paragraph">
      <style:paragraph-properties fo:text-align="justify" fo:line-height="150%"/>
    </style:style>
    <style:style style:name="T3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45" style:parent-style-name="Standard" style:family="paragraph">
      <style:paragraph-properties fo:text-align="justify" fo:line-height="150%"/>
    </style:style>
    <style:style style:name="T4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7" style:parent-style-name="Standard" style:family="paragraph">
      <style:paragraph-properties fo:text-align="justify" fo:line-height="150%"/>
    </style:style>
    <style:style style:name="T4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50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51" style:parent-style-name="Standard" style:list-style-name="LS1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5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53" style:parent-style-name="Standard" style:family="paragraph">
      <style:paragraph-properties fo:text-align="justify" fo:line-height="150%"/>
    </style:style>
    <style:style style:name="T5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5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6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6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62" style:parent-style-name="Standard" style:family="paragraph">
      <style:paragraph-properties fo:text-align="justify" fo:line-height="150%"/>
    </style:style>
    <style:style style:name="T6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4" style:parent-style-name="Standard" style:family="paragraph">
      <style:paragraph-properties fo:text-align="justify" fo:line-height="150%"/>
    </style:style>
    <style:style style:name="T6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6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68" style:parent-style-name="Standard" style:list-style-name="LFO2" style:family="paragraph">
      <style:paragraph-properties fo:margin-bottom="0in" fo:line-height="150%"/>
    </style:style>
    <style:style style:name="T6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72" style:parent-style-name="Standard" style:family="paragraph">
      <style:paragraph-properties fo:text-align="justify" fo:margin-bottom="0in" fo:line-height="150%"/>
      <style:text-properties style:font-name="Times New Roman" style:font-name-asian="Times New Roman" style:font-name-complex="Times New Roman"/>
    </style:style>
    <style:style style:name="P73" style:parent-style-name="Standard" style:family="paragraph">
      <style:paragraph-properties fo:text-align="justify" fo:line-height="150%"/>
    </style:style>
    <style:style style:name="T7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7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7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8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8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83" style:parent-style-name="Standard" style:family="paragraph">
      <style:paragraph-properties fo:text-align="justify" fo:line-height="150%"/>
    </style:style>
    <style:style style:name="T8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8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8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8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88" style:parent-style-name="Standard" style:list-style-name="LFO3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8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90" style:parent-style-name="Standard" style:family="paragraph">
      <style:paragraph-properties fo:text-align="justify" fo:line-height="150%"/>
    </style:style>
    <style:style style:name="T9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9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9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10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02" style:parent-style-name="Standard" style:family="paragraph">
      <style:paragraph-properties fo:text-align="justify" fo:line-height="150%"/>
    </style:style>
    <style:style style:name="T10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0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05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0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07" style:parent-style-name="Standard" style:list-style-name="LFO4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108" style:parent-style-name="Standard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language="pt" fo:country="BR"/>
    </style:style>
    <style:style style:name="P109" style:parent-style-name="Standard" style:family="paragraph">
      <style:paragraph-properties fo:text-align="justify" fo:line-height="150%"/>
    </style:style>
    <style:style style:name="T11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11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20" style:parent-style-name="Standard" style:family="paragraph">
      <style:paragraph-properties fo:text-align="justify" fo:line-height="150%"/>
    </style:style>
    <style:style style:name="T12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12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24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125" style:parent-style-name="Standard" style:list-style-name="LFO5" style:family="paragraph">
      <style:paragraph-properties fo:margin-bottom="0in" fo:line-height="150%"/>
      <style:text-properties style:font-name="Times New Roman" style:font-name-asian="Times New Roman" style:font-name-complex="Times New Roman" fo:language="pt" fo:country="BR"/>
    </style:style>
    <style:style style:name="P12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</office:automatic-styles>
  <office:body>
    <office:text text:use-soft-page-breaks="true">
      <text:p text:style-name="P1"><text:span text:style-name="T8">Aluno</text:span><text:span text:style-name="T9">: Rogério Tristão Junior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Data:</text:span><text:span text:style-name="T18"><text:s/></text:span><text:span text:style-name="T19">28</text:span><text:span text:style-name="T20">/</text:span><text:span text:style-name="T21">05</text:span><text:span text:style-name="T22">/</text:span><text:span text:style-name="T23">2013</text:span></text:p>
      <text:p text:style-name="P24"><text:span text:style-name="T25">Fase/Iteração:</text:span><text:span text:style-name="T26"><text:s/>Iteração 0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Esforço Total:</text:span><text:span text:style-name="T34"><text:s/></text:span><text:span text:style-name="T35">2,5 horas</text:span></text:p>
      <text:p text:style-name="P36"><text:span text:style-name="T37">Atividade: Prototipação da interface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Esforço: 1 hora</text:span></text:p>
      <text:p text:style-name="P45"><text:span text:style-name="T46">Descrição: Desenvolvida o protótipo de baixa fidelidade da tela de login e inicial do SAD.<text:s/></text:span></text:p>
      <text:p text:style-name="P47"><text:span text:style-name="T48">Produtos: Balsamiq WEB, EOR-SAD e verificação e análise de interfaces de outros sistemas de qualquer gênero (Redmine, Sonar, Collabnet EDGE e outros).</text:span></text:p>
      <text:p text:style-name="P49">Equipe: Rogério Tristão Junior</text:p>
      <text:p text:style-name="P50">Artefato:<text:s/><text:tab/></text:p>
      <text:list text:style-name="LS1" text:continue-numbering="true">
        <text:list-item>
          <text:list>
            <text:list-item>
              <text:p text:style-name="P51">2 imagens<text:s/>(com suas fontes)<text:s/>referentes à tela de login e inicial do projeto.</text:p>
            </text:list-item>
          </text:list>
        </text:list-item>
      </text:list>
      <text:p text:style-name="P52"/>
      <text:p text:style-name="P53"><text:span text:style-name="T54">Atividade: Desenvolvimento do logotipo do projeto</text:span><text:span text:style-name="T55"><text:tab/></text:span><text:span text:style-name="T56"><text:tab/></text:span><text:span text:style-name="T57"><text:tab/></text:span><text:span text:style-name="T58"><text:tab/></text:span><text:span text:style-name="T59">Esforço: 1</text:span><text:span text:style-name="T60">,</text:span><text:span text:style-name="T61">5 horas</text:span></text:p>
      <text:p text:style-name="P62"><text:span text:style-name="T63">Descrição: Desenvolvida o protótipo de baixa fidelidade da tela de login e inicial do SAD.<text:s/></text:span></text:p>
      <text:p text:style-name="P64"><text:span text:style-name="T65">Produtos: Paint. NET (com BoltBait’s Plugin Pack) e pesquisa em padrões de ícones pela internet.</text:span></text:p>
      <text:p text:style-name="P66">Equipe: Rogério Tristão Junior</text:p>
      <text:p text:style-name="P67">Artefato:<text:s/><text:tab/></text:p>
      <text:list text:style-name="LFO2" text:continue-numbering="true">
        <text:list-item>
          <text:list>
            <text:list-item>
              <text:p text:style-name="P68"><text:span text:style-name="T69">1 ícone<text:s/></text:span><text:span text:style-name="T70">(com sua fonte)<text:s/></text:span><text:span text:style-name="T71">do projeto SAD</text:span></text:p>
            </text:list-item>
          </text:list>
        </text:list-item>
      </text:list>
      <text:p text:style-name="P72"/>
      <text:p text:style-name="P73"><text:span text:style-name="T74">Atividade:<text:s/></text:span><text:span text:style-name="T75">Especificação de Objetivos e Requisitos</text:span><text:span text:style-name="T76"><text:tab/></text:span><text:span text:style-name="T77"><text:tab/></text:span><text:span text:style-name="T78"><text:tab/></text:span><text:span text:style-name="T79"><text:tab/></text:span><text:span text:style-name="T80">Esforço:<text:s/></text:span><text:span text:style-name="T81">25 dias</text:span></text:p>
      <text:p text:style-name="P82">Descrição:<text:s/>Entender o problema, estabelecer quais requisitos funcionais e não funcionais preliminarmente e, verificar com base nos dados atuais (planilha eletrônica da CAD), como que é feito o processo de contabilização dos pontos.</text:p>
      <text:p text:style-name="P83"><text:span text:style-name="T84">Produtos:<text:s/></text:span><text:span text:style-name="T85">Editor de texto Word,</text:span></text:p>
      <text:p text:style-name="P86">Equipe: Rogério Tristão Junior, Rhaíssa Nogueira, Thais Cardoso, Ruben Borges.</text:p>
      <text:p text:style-name="P87">Artefato:<text:s/><text:tab/></text:p>
      <text:list text:style-name="LFO3" text:continue-numbering="true">
        <text:list-item>
          <text:list>
            <text:list-item>
              <text:p text:style-name="P88">Documento EOR</text:p>
            </text:list-item>
          </text:list>
        </text:list-item>
      </text:list>
      <text:p text:style-name="P89"/>
      <text:soft-page-break/>
      <text:p text:style-name="P90"><text:span text:style-name="T91">Atividade:<text:s/></text:span><text:span text:style-name="T92">Classe para implementação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Esforço:<text:s/></text:span><text:span text:style-name="T99">3</text:span><text:span text:style-name="T100"><text:s/>dias</text:span></text:p>
      <text:p text:style-name="P101">Descrição:<text:s/>Implementação do requisito RFUN1. As classes produzidas são: CalculoNota e NumeroNegativoException. A primeira é onde ficará a regra de negócio sobre os cálculos das avaliações da CAD, já a segunda é uma classe de exceção que não permitira a inserção e manipulação de dados negativos.</text:p>
      <text:p text:style-name="P102"><text:span text:style-name="T103">Produtos:<text:s/></text:span><text:span text:style-name="T104">Eclipse, JUNIT.</text:span></text:p>
      <text:p text:style-name="P105">Equipe: Rogério Tristão Junior</text:p>
      <text:p text:style-name="P106">Artefato:<text:s/><text:tab/></text:p>
      <text:list text:style-name="LFO4" text:continue-numbering="true">
        <text:list-item>
          <text:list>
            <text:list-item>
              <text:p text:style-name="P107">Arquivos “.java” da classe “CalculoNota” e “NumeroNegativoException”</text:p>
            </text:list-item>
          </text:list>
        </text:list-item>
      </text:list>
      <text:p text:style-name="P108"/>
      <text:p text:style-name="P109"><text:span text:style-name="T110">Atividade:<text:s/></text:span><text:span text:style-name="T111">Teste para a classe de implementação</text:span><text:span text:style-name="T112"><text:tab/></text:span><text:span text:style-name="T113"><text:tab/></text:span><text:span text:style-name="T114"><text:tab/></text:span><text:span text:style-name="T115"><text:tab/></text:span><text:span text:style-name="T116">Esforço:<text:s/></text:span><text:span text:style-name="T117">3</text:span><text:span text:style-name="T118"><text:s/>dias</text:span></text:p>
      <text:p text:style-name="P119">Descrição:<text:s/>Codificação da classe de teste para validar e verificar a classe CalculoNota.java.</text:p>
      <text:p text:style-name="P120"><text:span text:style-name="T121">Produtos:<text:s/></text:span><text:span text:style-name="T122">Eclipse, JUNIT.</text:span></text:p>
      <text:p text:style-name="P123">Equipe: Rogério Tristão Junior</text:p>
      <text:p text:style-name="P124">Artefato:<text:s/><text:tab/></text:p>
      <text:list text:style-name="LFO5" text:continue-numbering="true">
        <text:list-item>
          <text:list>
            <text:list-item>
              <text:p text:style-name="P125">Arquivo “.java” referente à classe de teste (TestCalculoNota.java)</text:p>
            </text:list-item>
          </text:list>
        </text:list-item>
      </text:list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1" style:display-name="Heading 1" style:family="paragraph" style:parent-style-name="Standard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Heading2" style:display-name="Heading 2" style:family="paragraph" style:parent-style-name="Standard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Heading3" style:display-name="Heading 3" style:family="paragraph" style:parent-style-name="Standard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 style:language-asian="pt" style:country-asian="BR" style:language-complex="ar" style:country-complex="SA"/>
    </style:style>
    <style:style style:name="T4" style:parent-style-name="Fonteparág.padrão" style:family="text">
      <style:text-properties style:font-name="Times New Roman" style:font-name-asian="Times New Roman" style:font-name-complex="Times New Roman"/>
    </style:style>
    <style:style style:name="P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6" style:parent-style-name="Fonteparág.padrão" style:family="text">
      <style:text-properties style:font-name="Times New Roman" style:font-name-asian="Times New Roman" style:font-name-complex="Times New Roman"/>
    </style:style>
    <style:style style:name="P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4384" draw:style-name="a0" draw:name="Imagem 3" text:anchor-type="paragraph" svg:x="5.48472in" svg:y="0.05764in" svg:width="1.16667in" svg:height="0.53125in" style:rel-width="scale" style:rel-height="scale"><draw:image xlink:href="media/image1.png" xlink:type="simple" xlink:show="embed" xlink:actuate="onLoad"/><svg:desc>icone_sad.png</svg:desc></draw:frame></text:span><text:span text:style-name="T4">Fábrica de Software – Instituto de Informática – Universidade Federal de Goiás</text:span></text:p>
        <text:p text:style-name="P5">Sistema de Avaliação do Docente</text:p>
        <text:p text:style-name="Standard"><text:span text:style-name="T6">Relatório Individual</text:span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gerio Tristao Jr</meta:initial-creator>
    <dc:creator>Rogerio Tristao Jr</dc:creator>
    <meta:creation-date>2013-05-28T15:22:00Z</meta:creation-date>
    <dc:date>2013-05-28T19:15:00Z</dc:date>
    <meta:template xlink:href="Normal.dotm" xlink:type="simple"/>
    <meta:editing-cycles>1</meta:editing-cycles>
    <meta:editing-duration>PT13800S</meta:editing-duration>
    <meta:document-statistic meta:page-count="2" meta:paragraph-count="4" meta:word-count="329" meta:character-count="2102" meta:row-count="14" meta:non-whitespace-character-count="1777"/>
  </office:meta>
</office:document-meta>
</file>